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text-properties style:font-name="Open Sans" officeooo:paragraph-rsid="00065a2f"/>
    </style:style>
    <style:style style:name="P3" style:family="paragraph" style:parent-style-name="Standard">
      <style:text-properties style:font-name="Open Sans" style:text-underline-style="solid" style:text-underline-width="auto" style:text-underline-color="font-color"/>
    </style:style>
    <style:style style:name="P4" style:family="paragraph" style:parent-style-name="Standard">
      <style:text-properties style:font-name="Open Sans" officeooo:paragraph-rsid="0007b7d4"/>
    </style:style>
    <style:style style:name="P5" style:family="paragraph" style:parent-style-name="Standard">
      <style:text-properties officeooo:paragraph-rsid="0007b7d4"/>
    </style:style>
    <style:style style:name="T1" style:family="text">
      <style:text-properties officeooo:rsid="00045e9f"/>
    </style:style>
    <style:style style:name="T2" style:family="text">
      <style:text-properties officeooo:rsid="00057aa9"/>
    </style:style>
    <style:style style:name="T3" style:family="text">
      <style:text-properties officeooo:rsid="0005ea1b"/>
    </style:style>
    <style:style style:name="T4" style:family="text">
      <style:text-properties style:font-name="Open Sans"/>
    </style:style>
    <style:style style:name="T5" style:family="text">
      <style:text-properties style:font-name="Open Sans" officeooo:rsid="0005ea1b"/>
    </style:style>
    <style:style style:name="T6" style:family="text">
      <style:text-properties style:font-name="Open Sans" officeooo:rsid="00065a2f"/>
    </style:style>
    <style:style style:name="T7" style:family="text">
      <style:text-properties style:font-name="Open Sans" officeooo:rsid="00057aa9"/>
    </style:style>
    <style:style style:name="T8" style:family="text">
      <style:text-properties style:font-name="Open Sans" style:text-underline-style="solid" style:text-underline-width="auto" style:text-underline-color="font-color" officeooo:rsid="00065a2f"/>
    </style:style>
    <style:style style:name="T9" style:family="text">
      <style:text-properties style:font-name="Open Sans" style:text-underline-style="none" officeooo:rsid="00065a2f"/>
    </style:style>
    <style:style style:name="T10" style:family="text">
      <style:text-properties officeooo:rsid="00065a2f"/>
    </style:style>
    <style:style style:name="T11" style:family="text">
      <style:text-properties officeooo:rsid="0007b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ño bendito</text:p>
      <text:p text:style-name="P1"/>
      <text:p text:style-name="P2">BENDITA LA SEÑORA MARÍA, </text:p>
      <text:p text:style-name="P2">BENDITO EL SEÑOR SAN JOSÉ,</text:p>
      <text:p text:style-name="P2">BENDITO JESÚS BENDITO, </text:p>
      <text:p text:style-name="P2">QUE HA NACIDO EN BELÉN.</text:p>
      <text:p text:style-name="P1"/>
      <text:p text:style-name="P4">Hemos visto la estrella, </text:p>
      <text:p text:style-name="P4">que bella y que luz no<text:span text:style-name="T10">s</text:span> da.</text:p>
      <text:p text:style-name="P4">Queremos pedirte<text:span text:style-name="T1">la un rato</text:span> </text:p>
      <text:p text:style-name="P4">y con ella un rey.</text:p>
      <text:p text:style-name="P1"/>
      <text:p text:style-name="P1">BENDITA LA SEÑORA MARÍA…</text:p>
      <text:p text:style-name="P1"/>
      <text:p text:style-name="P5"><text:span text:style-name="T6">En</text:span><text:span text:style-name="T5"> </text:span><text:span text:style-name="T6">el</text:span><text:span text:style-name="T5"> hu</text:span><text:span text:style-name="T6">m</text:span><text:span text:style-name="T5">ilde establo,</text:span></text:p>
      <text:p text:style-name="P5"><text:span text:style-name="T4">si tu no hubieras nacido.</text:span></text:p>
      <text:p text:style-name="P5"><text:span text:style-name="T7">Si </text:span><text:span text:style-name="T6">mucho te hubieran </text:span><text:span text:style-name="T9">visto</text:span><text:span text:style-name="T4">, </text:span></text:p>
      <text:p text:style-name="P5"><text:span text:style-name="T4">nada tendría sentido.</text:span></text:p>
      <text:p text:style-name="P1"/>
      <text:p text:style-name="P4">BENDITA LA SEÑORA MARÍA…</text:p>
      <text:p text:style-name="P1"/>
      <text:p text:style-name="P4">Así estas mas seguro, </text:p>
      <text:p text:style-name="P4">querido niño Jesús.</text:p>
      <text:p text:style-name="P4">Mi vida yo quiero darte, </text:p>
      <text:p text:style-name="P4"><text:span text:style-name="T11">t</text:span>e ofrezco mi corazón.</text:p>
      <text:p text:style-name="P1"/>
      <text:p text:style-name="P4">BENDITA LA SEÑORA MARÍA…</text:p>
      <text:p text:style-name="P3"/>
      <text:p text:style-name="P4">Te damos gracias María, </text:p>
      <text:p text:style-name="P4">y a José gracias igual.</text:p>
      <text:p text:style-name="P4">Y a ti niño bendito, </text:p>
      <text:p text:style-name="P4"><text:span text:style-name="T3">por venir a esta cuidad.</text:span></text:p>
      <text:p text:style-name="P1"/>
      <text:p text:style-name="P4">BENDITA LA SEÑORA MARÍA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6T18:02:52.254976538</meta:creation-date>
    <dc:date>2020-07-07T13:59:38.000463979</dc:date>
    <meta:editing-duration>PT18H46M1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5" meta:word-count="107" meta:character-count="578" meta:non-whitespace-character-count="487"/>
  </office:meta>
</office:document-meta>
</file>